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0.298cm"/>
    </style:style>
    <style:style style:name="Tableau1.B" style:family="table-column">
      <style:table-column-properties style:column-width="7.3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2" fo:font-size="10pt" fo:font-style="normal" style:text-underline-style="none" fo:font-weight="bold" officeooo:rsid="00264636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2" fo:font-size="10pt" fo:language="fr" fo:country="FR" fo:font-style="italic" officeooo:paragraph-rsid="000953c3" style:letter-kerning="false" style:font-name-asian="Calibri1" style:font-size-asian="10pt" style:language-asian="en" style:country-asian="US" style:font-style-asian="italic" style:font-name-complex="Marianne3" style:font-size-complex="10pt" style:language-complex="ar" style:country-complex="SA" style:font-style-complex="italic"/>
    </style:style>
    <style:style style:name="P4" style:family="paragraph" style:parent-style-name="Normal_20__28_Web_29_">
      <loext:graphic-properties draw:fill-hatch-name="hatch"/>
      <style:paragraph-properties fo:margin-top="0cm" fo:margin-bottom="0.101cm" style:contextual-spacing="false">
        <style:tab-stops>
          <style:tab-stop style:position="0.688cm"/>
          <style:tab-stop style:position="12.502cm"/>
        </style:tab-stops>
      </style:paragraph-properties>
      <style:text-properties style:font-name="Marianne2" fo:font-size="10.5pt" style:letter-kerning="true" style:font-name-asian="Arial Unicode MS" style:font-size-asian="12pt" style:language-asian="zh" style:country-asian="CN" style:font-name-complex="Calibri1" style:font-size-complex="12pt" style:language-complex="hi" style:country-complex="IN" loext:shadow="none"/>
    </style:style>
    <style:style style:name="P5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use-window-font-color="true" loext:opacity="0%" style:font-name="Marianne2" fo:font-size="9pt" fo:letter-spacing="0.106cm" fo:language="fr" fo:country="FR" fo:font-weight="bold" officeooo:rsid="0023e3ff" officeooo:paragraph-rsid="0023e3ff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6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font-name="Marianne2" fo:font-size="9pt" fo:font-weight="bold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7" style:family="paragraph" style:parent-style-name="Standard" style:master-page-name="">
      <loext:graphic-properties draw:fill-hatch-name="hatch"/>
      <style:paragraph-properties fo:margin-left="-0.021cm" fo:margin-right="0cm" fo:margin-top="0cm" fo:margin-bottom="0.101cm" style:contextual-spacing="false" fo:text-align="center" style:justify-single-word="false" fo:orphans="2" fo:widows="2" fo:text-indent="0.021cm" style:auto-text-indent="false" style:page-number="auto" style:writing-mode="lr-tb"/>
      <style:text-properties style:font-name="Marianne1" fo:font-size="9pt" fo:font-weight="bold" officeooo:rsid="00264636" officeooo:paragraph-rsid="0023e3ff" style:font-size-asian="9pt" style:font-weight-asian="bold" style:font-size-complex="9pt"/>
    </style:style>
    <style:style style:name="P8" style:family="paragraph" style:parent-style-name="Standard" style:master-page-name="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23e3ff" style:font-size-asian="9pt" style:font-size-complex="9pt"/>
    </style:style>
    <style:style style:name="P9" style:family="paragraph" style:parent-style-name="Standard" style:master-page-name="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paragraph-rsid="007825d1" style:font-size-asian="9pt" style:font-size-complex="9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74698a" style:font-size-asian="9pt" style:font-size-complex="9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818a22" style:font-size-asian="9pt" style:font-size-complex="9pt"/>
    </style:style>
    <style:style style:name="P1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16c03d" officeooo:paragraph-rsid="007825d1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8" style:family="paragraph" style:parent-style-name="Standard"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9" style:family="paragraph" style:parent-style-name="Standard">
      <loext:graphic-properties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>
        <style:tab-stops/>
      </style:paragraph-properties>
      <style:text-properties fo:color="#000000" loext:opacity="100%" style:font-name="Marianne1" fo:font-size="9pt" officeooo:rsid="0016c03d" officeooo:paragraph-rsid="0076ec1f" style:font-size-asian="9pt" style:font-size-complex="9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23e3ff" style:font-size-asian="9pt" style:font-size-complex="9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792b6e" style:font-size-asian="9pt" style:font-size-complex="9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name-asian="Book Antiqua" style:font-size-asian="9pt" style:font-name-complex="Book Antiqua" style:font-size-complex="9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size-asian="9pt" style:font-size-complex="9pt"/>
    </style:style>
    <style:style style:name="P2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651" style:font-name-asian="Book Antiqua" style:font-size-asian="9pt" style:font-name-complex="Book Antiqua" style:font-size-complex="9pt"/>
    </style:style>
    <style:style style:name="P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size-asian="9pt" style:font-size-complex="9pt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name-asian="Book Antiqua" style:font-size-asian="9pt" style:font-name-complex="Book Antiqua" style:font-size-complex="9pt"/>
    </style:style>
    <style:style style:name="P2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30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b9d2e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b9d2e" style:font-size-asian="9pt" style:font-size-complex="9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ce181e" loext:opacity="100%" style:text-position="0% 100%" style:font-name="Marianne1" fo:font-size="9pt" fo:font-style="normal" style:text-underline-style="none" fo:font-weight="normal" officeooo:rsid="002da571" officeooo:paragraph-rsid="008b9d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47651" style:font-size-asian="9pt" style:font-size-complex="9pt"/>
    </style:style>
    <style:style style:name="P35" style:family="paragraph" style:parent-style-name="Table_20_Contents" style:master-page-name="">
      <loext:graphic-properties draw:fill="none"/>
      <style:paragraph-properties fo:margin-left="12cm" fo:margin-right="0cm" fo:margin-top="0.3cm" fo:margin-bottom="0.801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paragraph-rsid="0097c93d" style:letter-kerning="true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font-weight="bold" officeooo:paragraph-rsid="003ced85" style:font-name-asian="Book Antiqua" style:font-size-asian="9pt" style:font-weight-asian="bold" style:font-name-complex="Book Antiqua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17.092cm" style:leader-style="dotted" style:leader-text=".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padding="0cm" fo:border="none" style:shadow="none">
        <style:tab-stops>
          <style:tab-stop style:position="11.245cm" style:leader-style="dotted" style:leader-text="."/>
        </style:tab-stops>
      </style:paragraph-properties>
      <style:text-properties fo:color="#000000" loext:opacity="100%" style:font-name="Marianne1" fo:font-size="9pt" fo:font-style="italic" officeooo:paragraph-rsid="003ced85" style:font-name-asian="Book Antiqua" style:font-size-asian="9pt" style:font-style-asian="italic" style:font-name-complex="Book Antiqua" style:font-size-complex="9pt" style:font-style-complex="italic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68f41b"/>
    </style:style>
    <style:style style:name="T3" style:family="text">
      <style:text-properties officeooo:rsid="0095d7a0"/>
    </style:style>
    <style:style style:name="T4" style:family="text">
      <style:text-properties officeooo:rsid="004718dc"/>
    </style:style>
    <style:style style:name="T5" style:family="text">
      <style:text-properties officeooo:rsid="007cc83c"/>
    </style:style>
    <style:style style:name="T6" style:family="text">
      <style:text-properties officeooo:rsid="0076ec1f"/>
    </style:style>
    <style:style style:name="T7" style:family="text">
      <style:text-properties officeooo:rsid="00607234"/>
    </style:style>
    <style:style style:name="T8" style:family="text">
      <style:text-properties officeooo:rsid="003407ff"/>
    </style:style>
    <style:style style:name="T9" style:family="text">
      <style:text-properties fo:color="#000000" loext:opacity="100%" fo:language="fr" fo:country="FR" officeooo:rsid="008b9d2e" style:letter-kerning="false" style:font-name-asian="Book Antiqua" style:language-asian="en" style:country-asian="US" style:font-name-complex="Book Antiqua" style:language-complex="ar" style:country-complex="SA"/>
    </style:style>
    <style:style style:name="T10" style:family="text">
      <style:text-properties style:text-position="0% 100%" fo:font-style="normal" style:text-underline-style="none" fo:font-weight="normal" officeooo:rsid="0016c917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officeooo:rsid="008efeaf"/>
    </style:style>
    <style:style style:name="T12" style:family="text">
      <style:text-properties fo:language="de" fo:country="DE" fo:font-weight="bold" style:font-weight-asian="bold"/>
    </style:style>
    <style:style style:name="T13" style:family="text">
      <style:text-properties fo:language="de" fo:country="DE" fo:font-weight="bold" officeooo:rsid="0019443b" style:font-name-asian="Times New Roman" style:font-weight-asian="bold" style:font-name-complex="Times New Roman"/>
    </style:style>
    <style:style style:name="T14" style:family="text">
      <style:text-properties style:font-name-asian="Book Antiqua" style:font-name-complex="Book Antiqua"/>
    </style:style>
    <style:style style:name="T15" style:family="text">
      <style:text-properties officeooo:rsid="0016c03d" style:font-name-asian="Book Antiqua" style:font-name-complex="Book Antiqua"/>
    </style:style>
    <style:style style:name="T16" style:family="text">
      <style:text-properties officeooo:rsid="00771ad1" style:font-name-asian="Book Antiqua" style:font-name-complex="Book Antiqua"/>
    </style:style>
    <style:style style:name="T17" style:family="text">
      <style:text-properties fo:color="#c9211e" loext:opacity="100%"/>
    </style:style>
    <style:style style:name="T18" style:family="text">
      <style:text-properties officeooo:rsid="002da571"/>
    </style:style>
    <style:style style:name="T19" style:family="text">
      <style:text-properties fo:color="#00008b" loext:opacity="100%" officeooo:rsid="002da571"/>
    </style:style>
    <style:style style:name="T20" style:family="text">
      <style:text-properties officeooo:rsid="002da571" style:font-name-asian="Book Antiqua" style:font-name-complex="Book Antiqua"/>
    </style:style>
    <style:style style:name="T21" style:family="text">
      <style:text-properties officeooo:rsid="0077785c" style:font-name-asian="Book Antiqua" style:font-name-complex="Book Antiqua"/>
    </style:style>
    <style:style style:name="T22" style:family="text">
      <style:text-properties officeooo:rsid="0069fa03" style:font-name-asian="Book Antiqua" style:font-name-complex="Book Antiqua"/>
    </style:style>
    <style:style style:name="T2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 prénom 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Décision n° {d.decision.numero}</text:p>
          </table:table-cell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DÉCISION</text:p>
      <text:p text:style-name="P6"/>
      <text:p text:style-name="P7">Le <text:span text:style-name="T3">ministre d’État, </text:span>ministre de l’Intérieur,</text:p>
      <text:p text:style-name="P8"/>
      <text:p text:style-name="P9">{d.visa.texteVisa}</text:p>
      <text:p text:style-name="P10">Vu la <text:span text:style-name="T4">fiche Astrée </text:span><text:span text:style-name="T5">5</text:span><text:span text:style-name="T4">.7.1.1. relative à la protection fonctionnelle ;</text:span></text:p>
      <text:p text:style-name="P11"><text:drop-down text:name=""><text:label text:value="Vu la demande de protection fonctionnelle reçue"/><text:label text:value="Vu les demandes de protection fonctionnelle reçues"/>Vu la demande de protection fonctionnelle reçue</text:drop-down><text:s/><text:span text:style-name="T6">le <text:s/></text:span><text:span text:style-name="T7"><text:s text:c="2"/></text:span><text:span text:style-name="T8">; </text:span></text:p>
      <text:p text:style-name="P12">{d.decision.avisHierarchiques}</text:p>
      <text:p text:style-name="P13"/>
      <text:p text:style-name="P14"><text:span text:style-name="T9"/></text:p>
      <text:p text:style-name="P15"/>
      <text:p text:style-name="P16">Considérant que le <text:span text:style-name="T10"><text:user-field-get text:name="nom_du_militaire">grade prénom nom</text:user-field-get></text:span><text:s/>a été victime, <text:drop-down text:name=""><text:label text:value="dans l'exercice de ses fonctions de militaire de la gendarmerie nationale"/><text:label text:value="du fait de ses fonctions de militaire de la gendarmerie nationale"/>dans l'exercice de ses fonctions de militaire de la gendarmerie nationale</text:drop-down>, d’une atteinte pénalement qualifiable au sens de l’article L. 4123-10 du code de la défense ; </text:p>
      <text:p text:style-name="P16"/>
      <text:p text:style-name="P16">Considérant qu’<text:drop-down text:name=""><text:label text:value="il"/><text:label text:value="elle"/>il</text:drop-down> remplit les conditions légales d'octroi de la protection fonctionnelle de l'État prévue<text:span text:style-name="T11">s</text:span> aux articles susvisés ; </text:p>
      <text:p text:style-name="P16"/>
      <text:p text:style-name="P17">Considérant que les militaires précités ont été victimes, <text:drop-down text:name=""><text:label text:value="dans l'exercice de leurs fonctions de militaire de la gendarmerie nationale"/><text:label text:value="du fait de leurs fonctions de militaire de la gendarmerie nationale"/>dans l'exercice de leurs fonctions de militaire de la gendarmerie nationale</text:drop-down>, d’une atteinte pénalement qualifiable au sens de l’article L. 4123-10 du code de la défense ; </text:p>
      <text:p text:style-name="P18"/>
      <text:p text:style-name="P19">Considérant qu’ils remplissent les conditions légales d'octroi de la protection fonctionnelle de l'État prévue<text:span text:style-name="T11">s</text:span> aux articles susvisés ; </text:p>
      <text:p text:style-name="P16"/>
      <text:p text:style-name="P20"><text:span text:style-name="T12">D </text:span><text:span text:style-name="T13">É</text:span><text:span text:style-name="T12"> C I D E</text:span> <text:s text:c="1401"/></text:p>
      <text:p text:style-name="P21"/>
      <text:p text:style-name="P22"><text:drop-down text:name=""><text:label text:value="La demande de protection fonctionnelle"/><text:label text:value="Les demandes de protection fonctionnelle"/>La demande de protection fonctionnelle</text:drop-down><text:s/><text:drop-down text:name=""><text:label text:value="du"/><text:label text:value="de la"/><text:label text:value="des"/><text:label text:value="de l'"/>du</text:drop-down><text:s/><text:span text:style-name="T10"><text:user-field-get text:name="nom_du_militaire">grade prénom nom</text:user-field-get></text:span><text:s/><text:drop-down text:name=""><text:label text:value="est agréée."/><text:label text:value="sont agréées."/>est agréée.</text:drop-down></text:p>
      <text:p text:style-name="P23"/>
      <text:p text:style-name="P23">Si assistance juridique évolutive : </text:p>
      <text:p text:style-name="P24"/>
      <text:p text:style-name="P25"><text:span text:style-name="T14">La protection de l'État qui </text:span><text:span text:style-name="T14"><text:drop-down text:name=""><text:label text:value="lui"/><text:label text:value="leur"/>lui</text:drop-down></text:span><text:span text:style-name="T14"><text:s/>est ainsi accordée prend la forme </text:span><text:span text:style-name="T14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current-selected="true" text:value="d'une assistance juridique dispensée par la direction générale de la gendarmerie nationale ainsi que d'un accompagnement institutionnel."/><text:label text:value="d'une réparation directe des préjudices."/>d'une assistance juridique dispensée par la direction générale de la gendarmerie nationale ainsi que d'un accompagnement institutionnel.</text:drop-down></text:span></text:p>
      <text:p text:style-name="P26"/>
      <text:p text:style-name="P26"><text:soft-page-break/>La présente décision n’ouvre pas droit à la prise en charge des honoraires d’avocat.</text:p>
      <text:p text:style-name="P26"/>
      <text:p text:style-name="P27"><text:span text:style-name="T14">Elle pourra faire l’objet d’un réexamen à la lumière de tout nouvel élément que </text:span><text:span text:style-name="T15"><text:drop-down text:name=""><text:label text:value="le militaire s'engage"/><text:label text:value="la militaire s'engage"/><text:label text:value="les militaires s'engagent"/>le militaire s'engage</text:drop-down></text:span><text:span text:style-name="T15"><text:s/></text:span><text:span text:style-name="T14">à communiquer à la </text:span><text:span text:style-name="T16">direction générale de la gendarmerie nationale</text:span><text:span text:style-name="T14">. </text:span></text:p>
      <text:p text:style-name="P28"/>
      <text:p text:style-name="P23"/>
      <text:p text:style-name="P29"/>
      <text:p text:style-name="P30"><text:span text:style-name="T17">Si protection juridictionnelle </text:span>: </text:p>
      <text:p text:style-name="P31"><text:span text:style-name="T14"><text:line-break/></text:span><text:span text:style-name="T18">La protection de l'État qui </text:span><text:span text:style-name="T19"><text:drop-down text:name=""><text:label text:value="lui"/><text:label text:value="leur"/>lui</text:drop-down></text:span><text:span text:style-name="T18"><text:s/>est ainsi accordée prend la forme </text:span><text:span text:style-name="T20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value="d'une assistance juridique dispensée par la direction générale de la gendarmerie nationale ainsi que d'un accompagnement institutionnel."/><text:label text:value="d'une réparation directe des préjudices."/>d'une protection juridictionnelle consistant en la prise en charge totale ou partielle des honoraires d'avocat et des frais de justice.</text:drop-down></text:span></text:p>
      <text:p text:style-name="P32"/>
      <text:p text:style-name="P32"><text:span text:style-name="T14">Une convention de frais et d’honoraires d’avocat sera préalablement établie entre la </text:span><text:span text:style-name="T16">direction générale de la gendarmerie nationale</text:span><text:span text:style-name="T14"> et l’avocat </text:span><text:span text:style-name="T21">désigné</text:span><text:span text:style-name="T14"> par</text:span><text:span text:style-name="T15"> </text:span><text:span text:style-name="T15"><text:drop-down text:name=""><text:label text:value="le militaire"/><text:label text:value="la militaire"/><text:label text:value="les militaires"/>le militaire</text:drop-down></text:span><text:span text:style-name="T22">.</text:span></text:p>
      <text:p text:style-name="P26"/>
      <text:p text:style-name="P33">Un soutien psychologique, médical, social sera délivré par la région de gendarmerie compétente.</text:p>
      <text:p text:style-name="P34"/>
      <text:p text:style-name="P35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olonel Matthieu Feisthauer, chef du bureau des recours et de la protection fonctionnelle</text:drop-down></text:p>
      <text:p text:style-name="P36">NOTIFICATION</text:p>
      <text:p text:style-name="P37"/>
      <text:p text:style-name="P38"><text:span text:style-name="T23">Je soussigné(e) (grade, Nom, Prénom</text:span>) :<text:tab/></text:p>
      <text:p text:style-name="P37"/>
      <text:p text:style-name="P39">déclare avoir reçu notification et copie de la décision n°.........................GEND/D<text:span text:style-name="T2">RH</text:span>GN/SDAP/BRPF supra.</text:p>
      <text:p text:style-name="P37"/>
      <text:p text:style-name="P40">Je suis informé(e) que cette décision peut faire l'objet d'un recours auprès de la commission prévue par l'article <text:s text:c="2"/>R. 4125-1 du code de la défense dans un délai de deux mois à compter de sa date de notification et que son original est inséré dans mon dossier personnel.</text:p>
      <text:p text:style-name="P40"/>
      <text:p text:style-name="P41">Date <text:tab/>Signature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2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3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643f5b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text-properties officeooo:paragraph-rsid="001649b1"/>
    </style:style>
    <style:style style:name="MP6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7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rsid="0016fc3a" officeooo:paragraph-rsid="001dfc20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68f41b"/>
    </style:style>
    <style:style style:name="MT5" style:family="text">
      <style:text-properties officeooo:rsid="001645ad"/>
    </style:style>
    <style:style style:name="MT6" style:family="text">
      <style:text-properties officeooo:rsid="00945572"/>
    </style:style>
    <style:style style:name="MT7" style:family="text">
      <style:text-properties officeooo:rsid="00653fd3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61b71d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style:font-name="Marianne2" fo:font-size="8pt" officeooo:rsid="006d65dc" style:font-size-asian="8pt" style:font-name-complex="Calibri1" style:font-size-complex="8pt" style:font-weight-complex="bold"/>
    </style:style>
    <style:style style:name="MT1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15" style:family="text">
      <style:text-properties officeooo:rsid="002a56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1"><draw:frame draw:style-name="Mfr1" draw:name="Image1" text:anchor-type="paragraph" svg:x="-0.526cm" svg:y="-0.376cm" svg:width="5.034cm" svg:height="3.632cm" draw:z-index="5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2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3"><draw:custom-shape text:anchor-type="paragraph" draw:z-index="3" draw:name="Zone de texte 1_5" draw:style-name="Mgr1" draw:text-style-name="MP4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1">N</text:span>ationale</text:p>
            </table:table-cell>
          </table:table-row>
        </table:table>
        <text:p text:style-name="MP5"/>
      </style:header>
      <style:footer>
        <text:p text:style-name="MP6"><draw:custom-shape text:anchor-type="paragraph" draw:z-index="4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7">Direction des <text:span text:style-name="MT4">Ressources Humaines</text:span> de la Gendarmerie Nationale</text:p>
        <text:p text:style-name="MP7">Sous-Direction de l’Accompagnement du Personnel</text:p>
        <text:p text:style-name="MP7">Bureau des Recours et de la Protection Fonctionnelle</text:p>
        <text:p text:style-name="MP8">4, rue <text:span text:style-name="MT5">Claude Bernard</text:span></text:p>
        <text:p text:style-name="MP9">CS 60003</text:p>
        <text:p text:style-name="MP10">9213<text:span text:style-name="MT6">0</text:span> Issy-les-Moulineaux <text:span text:style-name="MT7">Cedex</text:span></text:p>
        <text:p text:style-name="MP11"><draw:custom-shape text:anchor-type="paragraph" draw:z-index="2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</text:span><text:span text:style-name="MT13">8</text:span></text:p>
        <text:p text:style-name="MP12"><draw:custom-shape text:anchor-type="paragraph" draw:z-index="1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4">protection-fonctionnelle@gendarmerie.interieur.gouv.fr</text:span></text:span></text:p>
        <text:p text:style-name="MP13"><text:page-number text:select-page="current">1</text:page-number>/<text:span text:style-name="MT15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fr-FR</dc:language>
    <meta:editing-cycles>77</meta:editing-cycles>
    <meta:editing-duration>PT7H57M46S</meta:editing-duration>
    <meta:generator>LibreOffice/25.8.1.1$MacOSX_AARCH64 LibreOffice_project/54047653041915e595ad4e45cccea684809c77b5</meta:generator>
    <dc:date>2025-09-23T16:54:35.619998000</dc:date>
    <dc:creator>Roman CARRIERE</dc:creator>
    <meta:document-statistic meta:table-count="2" meta:image-count="1" meta:object-count="0" meta:page-count="3" meta:paragraph-count="39" meta:word-count="440" meta:character-count="4408" meta:non-whitespace-character-count="25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